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/>
    </style:style>
    <style:style style:name="P2" style:family="paragraph" style:parent-style-name="Standard" style:list-style-name="L1"/>
    <style:style style:name="P3" style:family="paragraph" style:parent-style-name="Standard">
      <style:paragraph-properties fo:background-color="#000000">
        <style:background-image/>
      </style:paragraph-properties>
      <style:text-properties style:font-name="Envy Code R VS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style:font-name="Envy Code R VS" fo:font-weight="normal" style:font-weight-asian="normal" style:font-weight-complex="normal"/>
    </style:style>
    <style:style style:name="P5" style:family="paragraph" style:parent-style-name="Standard">
      <style:paragraph-properties fo:background-color="#000000">
        <style:background-image/>
      </style:paragraph-properties>
      <style:text-properties style:font-name="Envy Code R VS" style:text-underline-style="none"/>
    </style:style>
    <style:style style:name="T1" style:family="text">
      <style:text-properties style:font-name="Envy Code R VS"/>
    </style:style>
    <style:style style:name="T2" style:family="text">
      <style:text-properties style:font-name="Envy Code R VS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ac6f2" style:font-name="Consolas" fo:font-size="11pt" style:font-name-asian="Consolas" style:font-size-asian="11pt" style:font-name-complex="Consolas" style:font-size-complex="11pt"/>
    </style:style>
    <style:style style:name="T5" style:family="text">
      <style:text-properties fo:color="#e8f3f6" style:font-name="Consolas" fo:font-size="11pt" style:font-name-asian="Consolas" style:font-size-asian="11pt" style:font-name-complex="Consolas" style:font-size-complex="11pt"/>
    </style:style>
    <style:style style:name="T6" style:family="text">
      <style:text-properties fo:color="#e8f3f6" style:font-name="Consolas" fo:font-size="11pt" fo:font-style="italic" style:font-name-asian="Consolas" style:font-size-asian="11pt" style:font-style-asian="italic" style:font-name-complex="Consolas" style:font-size-complex="11pt" style:font-style-complex="italic"/>
    </style:style>
    <style:style style:name="T7" style:family="text">
      <style:text-properties fo:color="#e8f3f6" style:font-name="Consolas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T8" style:family="text">
      <style:text-properties fo:color="#e8f3f6" style:font-name="Consolas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9" style:family="text">
      <style:text-properties fo:color="#cae682" style:font-name="Consolas" fo:font-size="11pt" style:font-name-asian="Consolas" style:font-size-asian="11pt" style:font-name-complex="Consolas" style:font-size-complex="11pt"/>
    </style:style>
    <style:style style:name="T10" style:family="text">
      <style:text-properties fo:color="#cae682" style:font-name="Consolas" fo:font-size="11pt" fo:font-style="italic" style:font-name-asian="Consolas" style:font-size-asian="11pt" style:font-style-asian="italic" style:font-name-complex="Consolas" style:font-size-complex="11pt" style:font-style-complex="italic"/>
    </style:style>
    <style:style style:name="T11" style:family="text">
      <style:text-properties fo:color="#cae682" style:font-name="Consolas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T12" style:family="text">
      <style:text-properties fo:color="#e5786d" style:font-name="Consolas" fo:font-size="11pt" style:font-name-asian="Consolas" style:font-size-asian="11pt" style:font-name-complex="Consolas" style:font-size-complex="11pt"/>
    </style:style>
    <style:style style:name="T13" style:family="text">
      <style:text-properties fo:color="#e5786d" style:font-name="Consolas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 ciertas tareas que se repiten una y otra vez. La idea es poder contar con una guia para cuando necesitemos hacer una BDD_spec de algo que ya conocemos. De antemano se nos ocurren los siguientes escenarios:</text:p>
      <text:p text:style-name="P1"/>
      <text:list xml:id="list28705209" text:style-name="L1">
        <text:list-item>
          <text:p text:style-name="P2"><text:span text:style-name="T1">has_the_same_value_as(). <text:s text:c="31"/>(X)</text:span></text:p>
        </text:list-item>
        <text:list-item>
          <text:p text:style-name="P2"><text:span text:style-name="T1">has_the_same_identity_as(). <text:s text:c="28"/>(X) <text:s/></text:span></text:p>
        </text:list-item>
        <text:list-item>
          <text:p text:style-name="P2"><text:span text:style-name="T1">GetHashCode(). <text:s text:c="41"/>(X)</text:span></text:p>
        </text:list-item>
        <text:list-item>
          <text:p text:style-name="P2"><text:span text:style-name="T1">Equals(). <text:s text:c="46"/>(X) </text:span></text:p>
        </text:list-item>
        <text:list-item>
          <text:p text:style-name="P2"><text:span text:style-name="T1">Devolver el objeto inyectado via el constructor. <text:s text:c="7"/>(X)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Empezamos:</text:span></text:p>
      <text:p text:style-name="Standard"><text:span text:style-name="T1"/></text:p>
      <text:p text:style-name="Standard"><text:span text:style-name="T2">DDD_Value_Object - has_the_same_value_as()</text:span><text:span text:style-name="T1">:</text:span></text:p>
      <text:p text:style-name="Standard"><text:span text:style-name="T1"/></text:p>
      <text:p text:style-name="P3"><text:span text:style-name="T4">public</text:span><text:span text:style-name="T5"> </text:span><text:span text:style-name="T4">class</text:span><text:span text:style-name="T5"> </text:span><text:span text:style-name="T9">when_comparing_two_[</text:span><text:span text:style-name="T10">value_objects</text:span><text:span text:style-name="T11">]</text:span><text:span text:style-name="T9">_with_the_same_attributes</text:span><text:span text:style-name="T5"> </text:span></text:p>
      <text:p text:style-name="P3"><text:span text:style-name="T12">It</text:span><text:span text:style-name="T5"> should_leverage_the_underlying_[</text:span><text:span text:style-name="T6">entity_object</text:span><text:span text:style-name="T7">]</text:span><text:span text:style-name="T5">_identity_comparer</text:span></text:p>
      <text:p text:style-name="P3"><text:span text:style-name="T12">It</text:span><text:span text:style-name="T5"> should_leverage_the_underlying_[</text:span><text:span text:style-name="T6">value_object</text:span><text:span text:style-name="T7">]</text:span><text:span text:style-name="T5">_value_comparer</text:span></text:p>
      <text:p text:style-name="P3"><text:span text:style-name="T12">It</text:span><text:span text:style-name="T5"> should_confirm_they_have_the_same_value 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two_</text:span><text:span text:style-name="T11">[</text:span><text:span text:style-name="T10">value_objects</text:span><text:span text:style-name="T11">]</text:span><text:span text:style-name="T9">_with_different_attributes</text:span></text:p>
      <text:p text:style-name="P3"><text:span text:style-name="T12">It</text:span><text:span text:style-name="T5"> should_leverage_the_different_attribute_identity_or_value_comparer</text:span></text:p>
      <text:p text:style-name="P3"><text:span text:style-name="T12">It</text:span><text:span text:style-name="T5"> should_confirm_they_have_not_the_same_value 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any_[</text:span><text:span text:style-name="T10">value_object</text:span><text:span text:style-name="T11">]</text:span><text:span text:style-name="T9">_with_a_null_</text:span><text:span text:style-name="T11">[</text:span><text:span text:style-name="T10">value_object</text:span><text:span text:style-name="T11">]</text:span></text:p>
      <text:p text:style-name="P3"><text:span text:style-name="T12">It</text:span><text:span text:style-name="T5"> should_confirm_they_have_not_the_same_value</text:span></text:p>
      <text:p text:style-name="P1"/>
      <text:p text:style-name="P1"><text:span text:style-name="T3"/></text:p>
      <text:p text:style-name="P1"><text:span text:style-name="T3">DDD_Value_Object - Equals()</text:span>:</text:p>
      <text:p text:style-name="Standard"><text:span text:style-name="T1"/></text:p>
      <text:p text:style-name="P3"><text:span text:style-name="T4">public</text:span><text:span text:style-name="T5"> </text:span><text:span text:style-name="T4">class</text:span><text:span text:style-name="T5"> </text:span><text:span text:style-name="T9">when_comparing_two_</text:span><text:span text:style-name="T11">[</text:span><text:span text:style-name="T10">value_objects</text:span><text:span text:style-name="T11">]</text:span><text:span text:style-name="T9">_with_the_same_attributes_using_equals</text:span><text:span text:style-name="T5"> </text:span></text:p>
      <text:p text:style-name="P4"><text:span text:style-name="T12">It</text:span><text:span text:style-name="T5"> should_leverage_the_</text:span><text:span text:style-name="T7">[</text:span><text:span text:style-name="T6">value_object</text:span><text:span text:style-name="T7">]</text:span><text:span text:style-name="T5">_value_object_comparer</text:span></text:p>
      <text:p text:style-name="P3"><text:span text:style-name="T12">It</text:span><text:span text:style-name="T5"> should_confirm_they_are_equal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two_</text:span><text:span text:style-name="T11">[</text:span><text:span text:style-name="T10">value_objects</text:span><text:span text:style-name="T11">]</text:span><text:span text:style-name="T9">_with_different_attributes_using_equals</text:span></text:p>
      <text:p text:style-name="P4"><text:span text:style-name="T12">It</text:span><text:span text:style-name="T5"> should_leverage_the_</text:span><text:span text:style-name="T7">[</text:span><text:span text:style-name="T6">value_object</text:span><text:span text:style-name="T7">]</text:span><text:span text:style-name="T5">_value_object_comparer</text:span></text:p>
      <text:p text:style-name="P3"><text:span text:style-name="T12">It</text:span><text:span text:style-name="T5"> should_confirm_they_are_different 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any_</text:span><text:span text:style-name="T11">[</text:span><text:span text:style-name="T10">value_object</text:span><text:span text:style-name="T11">]</text:span><text:span text:style-name="T9">_with_a_null_</text:span><text:span text:style-name="T11">[</text:span><text:span text:style-name="T10">value_object</text:span><text:span text:style-name="T11">]_using_equals</text:span></text:p>
      <text:p text:style-name="P4"><text:span text:style-name="T12">It</text:span><text:span text:style-name="T5"> should_leverage_the_</text:span><text:span text:style-name="T7">[</text:span><text:span text:style-name="T6">value_object</text:span><text:span text:style-name="T7">]</text:span><text:span text:style-name="T5">_value_object_comparer</text:span></text:p>
      <text:p text:style-name="P3"><text:span text:style-name="T12">It</text:span><text:span text:style-name="T5"> should_confirm_they_are_different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any_</text:span><text:span text:style-name="T11">[</text:span><text:span text:style-name="T10">value_object</text:span><text:span text:style-name="T11">]</text:span><text:span text:style-name="T9">_with_a_different_type_object</text:span><text:span text:style-name="T11">_using_equals</text:span></text:p>
      <text:p text:style-name="P4"><text:span text:style-name="T12">It</text:span><text:span text:style-name="T5"> should_leverage_the_</text:span><text:span text:style-name="T7">[</text:span><text:span text:style-name="T6">value_object</text:span><text:span text:style-name="T7">]</text:span><text:span text:style-name="T5">_value_object_comparer</text:span></text:p>
      <text:p text:style-name="P3"><text:span text:style-name="T12">It</text:span><text:span text:style-name="T5"> should_confirm_they_are_different</text:span></text:p>
      <text:p text:style-name="P1"/>
      <text:p text:style-name="P1"/>
      <text:p text:style-name="Standard"><text:span text:style-name="T2">DDD_Entity - has_the_same_identity_as()</text:span><text:span text:style-name="T1">:</text:span></text:p>
      <text:p text:style-name="Standard"><text:span text:style-name="T1"/></text:p>
      <text:p text:style-name="P3"><text:soft-page-break/><text:span text:style-name="T4">public</text:span><text:span text:style-name="T5"> </text:span><text:span text:style-name="T4">class</text:span><text:span text:style-name="T5"> </text:span><text:span text:style-name="T9">when_comparing_two_[</text:span><text:span text:style-name="T10">entities</text:span><text:span text:style-name="T11">]</text:span><text:span text:style-name="T9">_with_the_same_identity</text:span><text:span text:style-name="T5"> </text:span></text:p>
      <text:p text:style-name="P3"><text:span text:style-name="T12">It</text:span><text:span text:style-name="T5"> should_confirm_they_have_the_same_identity 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two_</text:span><text:span text:style-name="T11">[</text:span><text:span text:style-name="T10">entities</text:span><text:span text:style-name="T11">]</text:span><text:span text:style-name="T9">_with_different_identities</text:span></text:p>
      <text:p text:style-name="P3"><text:span text:style-name="T12">It</text:span><text:span text:style-name="T5"> should_confirm_they_have_not_the_same_identity </text:span>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omparing_any_[</text:span><text:span text:style-name="T10">entity</text:span><text:span text:style-name="T11">]</text:span><text:span text:style-name="T9">_with_a_null_</text:span><text:span text:style-name="T11">[</text:span><text:span text:style-name="T10">entity</text:span><text:span text:style-name="T11">]</text:span></text:p>
      <text:p text:style-name="P5"><text:span text:style-name="T12">It</text:span><text:span text:style-name="T5"> should_confirm_they_have_not_the_same_identity</text:span></text:p>
      <text:p text:style-name="P1"><text:span text:style-name="T3"/></text:p>
      <text:p text:style-name="P1"><text:span text:style-name="T3"/></text:p>
      <text:p text:style-name="P1"><text:span text:style-name="T3">GetHashCode()</text:span>: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calculating_the_[</text:span><text:span text:style-name="T10">object</text:span><text:span text:style-name="T11">]</text:span><text:span text:style-name="T9">_hash_code</text:span></text:p>
      <text:p text:style-name="P3"><text:span text:style-name="T12">It</text:span><text:span text:style-name="T5"> should_leverage_the_underlying_[</text:span><text:span text:style-name="T6">object_dependency</text:span><text:span text:style-name="T7">]</text:span><text:span text:style-name="T5">_hash_code </text:span></text:p>
      <text:p text:style-name="P3"><text:span text:style-name="T12">It</text:span><text:span text:style-name="T5"> should_return_the_hash_code </text:span></text:p>
      <text:p text:style-name="P1"/>
      <text:p text:style-name="P1"/>
      <text:p text:style-name="P1"><text:span text:style-name="T3">Devolver el objeto inyectado via el constructor</text:span>:</text:p>
      <text:p text:style-name="P1"/>
      <text:p text:style-name="P3"><text:span text:style-name="T4">public</text:span><text:span text:style-name="T5"> </text:span><text:span text:style-name="T4">class</text:span><text:span text:style-name="T5"> </text:span><text:span text:style-name="T9">when_returning_the_[</text:span><text:span text:style-name="T10">object</text:span><text:span text:style-name="T9">]</text:span></text:p>
      <text:p text:style-name="P3"><text:span text:style-name="T12">It</text:span><text:span text:style-name="T5"> should_return_the_underlying_[</text:span><text:span text:style-name="T6">object</text:span><text:span text:style-name="T5">]</text:span></text:p>
      <text:p text:style-name="P1"/>
      <text:p text:style-name="P1"/>
      <text:p text:style-name="P1"/>
      <text:p text:style-name="P1">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7M04S</meta:editing-duration>
    <meta:editing-cycles>4</meta:editing-cycles>
    <meta:generator>OpenOffice.org/3.2$Win32 OpenOffice.org_project/320m18$Build-9502</meta:generator>
    <dc:date>2010-07-02T09:33:55.84</dc:date>
    <meta:document-statistic meta:table-count="0" meta:image-count="0" meta:object-count="0" meta:page-count="2" meta:paragraph-count="45" meta:word-count="153" meta:character-count="2545"/>
    <meta:user-defined meta:name="Info 1"/>
    <meta:user-defined meta:name="Info 2"/>
    <meta:user-defined meta:name="Info 3"/>
    <meta:user-defined meta:name="Info 4"/>
  </office:meta>
</office:document-meta>
</file>